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States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Reaction terms</text:p>
          </table:table-cell>
        </table:table-row>
        <table:table-row table:style-name="ro1">
          <table:table-cell table:style-name="ce1" office:value-type="string" calcext:value-type="string">
            <text:p>BZ_mod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1*y-k2*j*y+k3*j-k4*j**2</text:p>
          </table:table-cell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-k1*y-k2*j*y+f*k5*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2*k3*j-k5*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5:24:31.198812626</meta:creation-date>
    <dc:date>2021-06-24T15:55:43.221130415</dc:date>
    <meta:editing-duration>PT7M32S</meta:editing-duration>
    <meta:editing-cycles>2</meta:editing-cycles>
    <meta:generator>LibreOffice/7.1.3.2$Linux_X86_64 LibreOffice_project/10$Build-2</meta:generator>
    <meta:document-statistic meta:table-count="1" meta:cell-count="19" meta:object-count="0"/>
  </office:meta>
</office:document-meta>
</file>